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0c61a" officeooo:paragraph-rsid="0010c61a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248c4" officeooo:paragraph-rsid="001248c4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10c61a" officeooo:paragraph-rsid="0010c61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0c61a" officeooo:paragraph-rsid="0010c61a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248c4" officeooo:paragraph-rsid="001248c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248c4" officeooo:paragraph-rsid="001248c4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style:text-underline-style="none" fo:font-weight="normal" officeooo:rsid="001248c4" officeooo:paragraph-rsid="001248c4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0c61a"/>
    </style:style>
    <style:style style:name="P9" style:family="paragraph" style:parent-style-name="Standard" style:list-style-name="L1">
      <style:text-properties officeooo:paragraph-rsid="0010c61a"/>
    </style:style>
    <style:style style:name="P10" style:family="paragraph" style:parent-style-name="Standard" style:list-style-name="L1">
      <style:text-properties officeooo:rsid="001248c4" officeooo:paragraph-rsid="001248c4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0c61a" style:font-size-asian="10.5pt" style:font-weight-asian="normal" style:font-size-complex="12pt" style:font-weight-complex="normal"/>
    </style:style>
    <style:style style:name="T3" style:family="text">
      <style:text-properties style:text-underline-style="none" fo:font-weight="normal" officeooo:rsid="0010c61a" style:font-weight-asian="normal" style:font-weight-complex="normal"/>
    </style:style>
    <style:style style:name="T4" style:family="text">
      <style:text-properties style:text-underline-style="none" officeooo:rsid="0010c61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aurant:</text:p>
      <text:list xml:id="list366351341" text:style-name="L1">
        <text:list-item>
          <text:p text:style-name="P4">id</text:p>
        </text:list-item>
        <text:list-item>
          <text:p text:style-name="P4">name</text:p>
        </text:list-item>
        <text:list-item>
          <text:p text:style-name="P4">country</text:p>
        </text:list-item>
        <text:list-item>
          <text:p text:style-name="P4">city</text:p>
        </text:list-item>
        <text:list-item>
          <text:p text:style-name="P4">address</text:p>
        </text:list-item>
        <text:list-item>
          <text:p text:style-name="P4">postalCode</text:p>
        </text:list-item>
        <text:list-item>
          <text:p text:style-name="P4">phone</text:p>
        </text:list-item>
        <text:list-item>
          <text:p text:style-name="P5">description</text:p>
        </text:list-item>
        <text:list-item>
          <text:p text:style-name="P4">facebookUrl</text:p>
        </text:list-item>
        <text:list-item>
          <text:p text:style-name="P4">instagramUrl</text:p>
        </text:list-item>
        <text:list-item>
          <text:p text:style-name="P4">websiteUrl</text:p>
        </text:list-item>
        <text:list-item>
          <text:p text:style-name="P4">isActive</text:p>
        </text:list-item>
        <text:list-item>
          <text:p text:style-name="P9"><text:span text:style-name="T2">isOpen</text:span></text:p>
        </text:list-item>
        <text:list-item>
          <text:p text:style-name="P10"><text:span text:style-name="T2">c</text:span><text:span text:style-name="T1">reatedAt</text:span></text:p>
        </text:list-item>
      </text:list>
      <text:p text:style-name="P8"><text:span text:style-name="T2"/></text:p>
      <text:p text:style-name="P2">Image:</text:p>
      <text:list xml:id="list826760306" text:style-name="L2">
        <text:list-item>
          <text:p text:style-name="P7">id</text:p>
        </text:list-item>
        <text:list-item>
          <text:p text:style-name="P7">name</text:p>
        </text:list-item>
        <text:list-item>
          <text:p text:style-name="P7">belongsTo</text:p>
        </text:list-item>
        <text:list-item>
          <text:p text:style-name="P7">type</text:p>
        </text:list-item>
        <text:list-item>
          <text:p text:style-name="P7">table</text:p>
        </text:list-item>
        <text:list-item>
          <text:p text:style-name="P7">contentType</text:p>
        </text:list-item>
        <text:list-item>
          <text:p text:style-name="P7">size</text:p>
        </text:list-item>
        <text:list-item>
          <text:p text:style-name="P7">customName</text:p>
        </text:list-item>
        <text:list-item>
          <text:p text:style-name="P7">path</text:p>
        </text:list-item>
        <text:list-item>
          <text:p text:style-name="P7">createdAt</text:p>
        </text:list-item>
      </text:list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5:09.360304584</meta:creation-date>
    <dc:date>2023-10-07T14:36:46.513932613</dc:date>
    <meta:editing-duration>PT3H50M13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26" meta:word-count="50" meta:character-count="239" meta:non-whitespace-character-count="239"/>
  </office:meta>
</office:document-meta>
</file>